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304.89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Sequenc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What it do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./start.sh 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Starts Dock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core {within Docker}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tarts RO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launch nmea_serial_driver.launch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Pulls the GPS signal and publshs loc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srun beginner_tutorials gps_odom.py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Converts GPS data to Odom state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oslaunch lawn_tractor_sim lawn_tractor_sim_real_world.launch</text:p>
          </table:table-cell>
          <table:table-cell office:value-type="string" calcext:value-type="string">
            <text:p>Docker – Lapt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00/00/0000</text:date>, <text:time style:data-style-name="N2" text:time-value="15:34:35.793579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3:09:41.467478536</meta:creation-date>
    <dc:date>2021-04-17T18:04:08.975137069</dc:date>
    <meta:editing-duration>PT2H58M39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